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333333" draw:textarea-horizontal-align="justify" draw:textarea-vertical-align="middle" draw:auto-grow-height="false" fo:min-height="2.698cm" fo:min-width="4.102cm"/>
      <style:paragraph-properties style:writing-mode="lr-tb"/>
    </style:style>
    <style:style style:name="gr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.121cm" fo:min-width="8.05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svg:stroke-color="#eeeeee" draw:fill-color="#808080" draw:textarea-horizontal-align="justify" draw:textarea-vertical-align="middle" draw:auto-grow-height="false" fo:min-height="2.014cm" fo:min-width="3.178cm"/>
      <style:paragraph-properties style:writing-mode="lr-tb"/>
    </style:style>
    <style:style style:name="gr5" style:family="graphic" style:parent-style-name="standard">
      <style:graphic-properties svg:stroke-color="#b2b2b2" draw:fill-color="#dddddd" draw:textarea-horizontal-align="justify" draw:textarea-vertical-align="middle" draw:auto-grow-height="false" fo:min-height="0.872cm" fo:min-width="0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b2b2b2" draw:fill-color="#dddddd" draw:textarea-horizontal-align="justify" draw:textarea-vertical-align="middle" draw:auto-grow-height="false" fo:min-height="2.84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33333"/>
      <style:paragraph-properties fo:text-align="center" style:writing-mode="lr-tb"/>
    </style:style>
    <style:style style:name="P3" style:family="paragraph">
      <loext:graphic-properties draw:fill-color="#333333"/>
      <style:paragraph-properties fo:text-align="center" style:writing-mode="pag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page">
        <style:tab-stops/>
      </style:paragraph-properties>
      <style:text-properties fo:color="#eeeeee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9.203cm" svg:height="8.842cm" svg:x="9.975cm" svg:y="2.4cm">
          <text:p text:style-name="P1">Sistemas de </text:p>
          <text:p text:style-name="P1">apoyo a</text:p>
          <text:p text:style-name="P1">las decisiones.</text:p>
          <text:p text:style-name="P1"/>
          <text:p text:style-name="P1">(nivel gerencial y altos</text:p>
          <text:p text:style-name="P1">ejecutivos)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3.353cm" svg:height="3.699cm" draw:transform="rotate (-3.14159265358979) translate (21.253cm 14.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831.2790013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5" draw:layer="layout" svg:width="8.571cm" svg:height="2.384cm" svg:x="10.291cm" svg:y="11.508cm">
          <draw:text-box>
            <text:p text:style-name="P4"><text:span text:style-name="T1">Sistemas transaccionales</text:span></text:p>
            <text:p text:style-name="P4"><text:span text:style-name="T1"/></text:p>
            <text:p text:style-name="P4"><text:span text:style-name="T1">(nivel operativo)</text:span></text:p>
          </draw:text-box>
        </draw:frame>
        <draw:custom-shape draw:style-name="gr4" draw:text-style-name="P6" draw:layer="layout" svg:width="5.2cm" svg:height="3.2cm" svg:x="22.4cm" svg:y="1.7cm">
          <text:p text:style-name="P1">Proveedor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2.4cm" svg:y="2.7cm">
          <text:p text:style-name="P1">Clien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2cm" svg:height="3.2cm" svg:x="11.976cm" svg:y="16.6cm">
          <text:p text:style-name="P1">Competen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cm" svg:height="1.4cm" svg:x="14.176cm" svg:y="14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svg:x="14.8cm" svg:y="15.098cm">
          <draw:text-box>
            <text:p>Sistemas estratégicos</text:p>
          </draw:text-box>
        </draw:frame>
        <draw:custom-shape draw:style-name="gr7" draw:text-style-name="P7" draw:layer="layout" svg:width="0.8cm" svg:height="3.856cm" draw:transform="rotate (0.893783109946296) translate (7.509cm 6.0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7" draw:layer="layout" svg:width="0.8cm" svg:height="3.856cm" draw:transform="rotate (-0.874759021099558) translate (21.787cm 4.51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8" draw:layer="layout" svg:width="9.501cm" svg:height="1.673cm" svg:x="2.743cm" svg:y="7.687cm">
          <draw:text-box>
            <text:p>Sistemas estratégicos</text:p>
          </draw:text-box>
        </draw:frame>
        <draw:frame draw:style-name="gr6" draw:text-style-name="P8" draw:layer="layout" svg:width="9.501cm" svg:height="1.673cm" svg:x="18.099cm" svg:y="7.327cm">
          <draw:text-box>
            <text:p>Sistemas estratégic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is Enrique Mendoza Ruiz</meta:initial-creator>
    <meta:creation-date>2021-05-19T21:07:45.664137290</meta:creation-date>
    <dc:date>2021-05-27T13:19:49.954405492</dc:date>
    <dc:creator>Luis Enrique Mendoza Ruiz</dc:creator>
    <meta:editing-duration>PT4M42S</meta:editing-duration>
    <meta:editing-cycles>3</meta:editing-cycles>
    <meta:generator>LibreOffice/6.4.7.2$Linux_X86_64 LibreOffice_project/40$Build-2</meta:generator>
    <meta:document-statistic meta:object-count="12"/>
  </office:meta>
</office:document-meta>
</file>